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4pt" style:font-size-asian="14pt" style:font-size-complex="14pt"/>
    </style:style>
    <style:style style:name="T3" style:family="text">
      <style:text-properties style:font-name="Calibri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Calibri" fo:font-size="14pt" fo:font-style="normal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fo:color="#252525" style:font-name="Calibri" fo:font-size="14pt" fo:letter-spacing="normal" fo:font-style="normal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252525" style:font-name="Calibri" fo:font-size="14pt" fo:letter-spacing="normal" fo:font-style="italic" style:font-size-asian="14pt" style:font-style-asian="italic" style:font-size-complex="14pt" style:font-style-complex="italic"/>
    </style:style>
    <style:style style:name="T7" style:family="text">
      <style:text-properties fo:font-variant="normal" fo:text-transform="none" fo:color="#252525" style:font-name="Calibri" fo:font-size="14pt" fo:letter-spacing="normal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äärittelydokumentti</text:p>
      <text:p text:style-name="P1"/>
      <text:p text:style-name="P1"/>
      <text:p text:style-name="P2"><text:span text:style-name="T1"><text:tab/></text:span><text:span text:style-name="T2">Toteutan TIRA-labran työssäni kaksi reitinhakualgoritmia. Reitinhaku tapahtuu suunnatussa painotetussa verkossa, ja algoritmeiksi olen valinnut A*- ja Bellman-Ford-algoritmin. Pääpaino tulee olemaan A*:lla, ja Bellman-Ford toteutetaan vertailun vuoksi. Algoritmit on valittu seuraavin perustein: A* on hyvin laajalti käytetty ja yleisesti hyvänä pidetty reitinhakualgoritmi. A* on kelvollinen (?admissible) reitinhakualgoritmi, eli se löytää aina lyhyimmän reitin, ja se käy läpi vähemmän solmuja kuin mikään muu tunnettu kelvollinen reitinhakualgoritmi.<text:line-break/><text:line-break/><text:tab/>Reitinhaun voi työssäni ajatella tapahtuvan ruudukossa, jossa jokaisesta ruudusta (laitoja lukuunottamatta) voi liikua kahdeksaan suuntaan – sivuille, ylös-alas tai diagonaalisesti. Ruutujen(=solmujen) välillä on siis kaksisuuntainen yhteys, ja jokaisella ruudulla on paino. Toisinsanoen jokainen yhteen ruutuun </text:span><text:span text:style-name="T3">saapuva</text:span><text:span text:style-name="T4"> yhteys saa saman painon. Bellman-Ford-algoritmin valitsin juuri siitä syystä, että sen aikavaativuus on </text:span><text:span text:style-name="T4"><draw:frame draw:style-name="fr1" draw:name="grafiikka1" text:anchor-type="as-char" svg:width="2.593cm" svg:height="0.556cm" draw:z-index="0"><draw:image xlink:href="http://upload.wikimedia.org/math/8/d/c/8dc5b56c7a32af82a12adc278cb94d69.png" xlink:type="simple" xlink:show="embed" xlink:actuate="onLoad"/></draw:frame></text:span><text:span text:style-name="T4">, jossa </text:span><text:span text:style-name="T5">V on solmujen lukumäärä ja E on nuolten/lähtevien yhteyksien määrä. Sen pitäisi olla siis kyseisessä tehtävässä melko hidas verrattuna A*:iin, ja haluaisinkin nähdä selkeän eron näiden kahden algoritmin nopeuksissa. A* on aikavaativuudeltaan polynomiaalinen jos: hakuavaruus on puu, on olemassa yksi saavutettavissa oleva maali, ja heuristinen funktio </text:span><text:span text:style-name="T6">h</text:span><text:span text:style-name="T5"> täyttää seuraavan ehdon: <text:s/></text:span><text:span text:style-name="T5"><draw:frame draw:style-name="fr1" draw:name="grafiikka2" text:anchor-type="as-char" svg:width="6.509cm" svg:height="0.556cm" draw:z-index="1"><draw:image xlink:href="http://upload.wikimedia.org/math/3/f/d/3fda9116ad651eb0c6a3a269aea45d8b.png" xlink:type="simple" xlink:show="embed" xlink:actuate="onLoad"/></draw:frame></text:span><text:span text:style-name="T5"> , missä </text:span><text:span text:style-name="T6">h*</text:span><text:span text:style-name="T5"> on optimaalinen heuristiikka – oikea hinta solmusta x maaliin – ja</text:span><text:span text:style-name="T6"> h </text:span><text:span text:style-name="T5">on algoritmin laskema heuristinen arvio. Toisin sanoen: </text:span><text:span text:style-name="T6">h</text:span><text:span text:style-name="T5">:n virhe ei kasva nopeammin kuin logaritmi </text:span><text:span text:style-name="T6">h*</text:span><text:span text:style-name="T5">:stä.<text:line-break/><text:line-break/><text:tab/>A* tarvitsee kaksi prioriteettilistaa, jotka toteutan keoilla. Wikipedian mukaan algoritmia voi nopeuttaa augmentoimalla minimikekoja hajautustaululla, jolloin solmun etsiminen (tarkistettaessa onko solmu jo listassa) nopeutuu </text:span><text:span text:style-name="T6">O(n)</text:span><text:span text:style-name="T5">:stä vakioaikaiseksi. Tavoitteena on, että molemmat algoritmit olisivat tilavaativuudeltaan luokkaa </text:span><text:span text:style-name="T6">O(n)</text:span><text:span text:style-name="T5">.<text:line-break/><text:line-break/><text:tab/>Mikäli jostain löytyy valmis grafiikkakirjasto ja labyrinttigeneraattori, käytän niitä reitinhaun visualisoimiseen ja mielenkiintoisempien labyrinttien luomiseen. Mikäli näin ei ole, teen itse labyrinttigeneraattorin. Ohjelmalle voi antaa syötteinä: labyrintin koon (annetaan sivujen pituudet, labyrintti muodoltaan suorakaide), lähtöpisteen, maalin ja solmujen painot. Kaikki muu paitsi labyrintin koko voidaan tarvittaessa generoida.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3"><text:soft-page-break/><text:span text:style-name="T7">Lähteet:<text:line-break/><text:line-break/></text:span><text:a xlink:type="simple" xlink:href="http://en.wikipedia.org/wiki/A*_search_algorithm" text:style-name="Internet_20_link" text:visited-style-name="Visited_20_Internet_20_Link">http://en.wikipedia.org/wiki/A*_search_algorithm</text:a><text:span text:style-name="T7"><text:line-break/></text:span><text:a xlink:type="simple" xlink:href="http://en.wikipedia.org/wiki/Bellman–Ford_algorithm" text:style-name="Internet_20_link" text:visited-style-name="Visited_20_Internet_20_Link">http://en.wikipedia.org/wiki/Bellman%E2%80%93Ford_algorithm</text:a><text:span text:style-name="T7"><text:line-break/></text:span><text:a xlink:type="simple" xlink:href="http://en.wikipedia.org/wiki/Directed_graph" text:style-name="Internet_20_link" text:visited-style-name="Visited_20_Internet_20_Link">http://en.wikipedia.org/wiki/Directed_graph</text:a><text:span text:style-name="T7"><text:line-break/></text:span><text:a xlink:type="simple" xlink:href="http://en.wikipedia.org/wiki/Maze_solving_algorithm" text:style-name="Internet_20_link" text:visited-style-name="Visited_20_Internet_20_Link">http://en.wikipedia.org/wiki/Maze_solving_algorithm</text:a></text:p>
      <text:p text:style-name="P3"><text:span text:style-name="T7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Kiiski</meta:initial-creator>
    <meta:creation-date>2015-01-15T19:59:07.33</meta:creation-date>
    <dc:date>2015-01-15T22:00:04.42</dc:date>
    <dc:creator>Leo Kiiski</dc:creator>
    <meta:editing-duration>PT1H11M56S</meta:editing-duration>
    <meta:editing-cycles>2</meta:editing-cycles>
    <meta:generator>OpenOffice/4.1.1$Win32 OpenOffice.org_project/411m6$Build-9775</meta:generator>
    <meta:document-statistic meta:table-count="0" meta:image-count="2" meta:object-count="0" meta:page-count="2" meta:paragraph-count="4" meta:word-count="286" meta:character-count="2572"/>
  </office:meta>
</office:document-meta>
</file>